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eaeb" officeooo:paragraph-rsid="0005eaeb"/>
    </style:style>
    <style:style style:name="P2" style:family="paragraph" style:parent-style-name="Standard" style:list-style-name="L2">
      <style:text-properties officeooo:rsid="0005eaeb" officeooo:paragraph-rsid="0005eaeb"/>
    </style:style>
    <style:style style:name="P3" style:family="paragraph" style:parent-style-name="Standard" style:list-style-name="L3">
      <style:text-properties officeooo:rsid="0005eaeb" officeooo:paragraph-rsid="0005eaeb"/>
    </style:style>
    <style:style style:name="P4" style:family="paragraph" style:parent-style-name="Standard" style:list-style-name="L4">
      <style:text-properties officeooo:rsid="0005eaeb" officeooo:paragraph-rsid="0005eaeb"/>
    </style:style>
    <style:style style:name="P5" style:family="paragraph" style:parent-style-name="Standard">
      <style:text-properties officeooo:rsid="0006c104" officeooo:paragraph-rsid="0006c104"/>
    </style:style>
    <style:style style:name="P6" style:family="paragraph" style:parent-style-name="Standard" style:list-style-name="L5">
      <style:text-properties officeooo:rsid="0006c104" officeooo:paragraph-rsid="0006c104"/>
    </style:style>
    <style:style style:name="P7" style:family="paragraph" style:parent-style-name="Standard" style:list-style-name="L3">
      <style:text-properties officeooo:rsid="0006c104" officeooo:paragraph-rsid="0006c104"/>
    </style:style>
    <style:style style:name="P8" style:family="paragraph" style:parent-style-name="Standard" style:list-style-name="L6">
      <style:text-properties officeooo:rsid="0006c104" officeooo:paragraph-rsid="0006c104"/>
    </style:style>
    <style:style style:name="P9" style:family="paragraph" style:parent-style-name="Standard" style:list-style-name="L6">
      <style:text-properties officeooo:rsid="00070c9d" officeooo:paragraph-rsid="00070c9d"/>
    </style:style>
    <style:style style:name="P10" style:family="paragraph" style:parent-style-name="Standard">
      <style:text-properties officeooo:rsid="00070c9d" officeooo:paragraph-rsid="00070c9d"/>
    </style:style>
    <style:style style:name="P11" style:family="paragraph" style:parent-style-name="Standard" style:list-style-name="L7">
      <style:text-properties officeooo:rsid="0007f0dd" officeooo:paragraph-rsid="0007f0dd"/>
    </style:style>
    <style:style style:name="T1" style:family="text">
      <style:text-properties officeooo:rsid="0006c104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officeooo:rsid="00070c9d"/>
    </style:style>
    <text:list-style style:name="L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B P. 110 </text:p>
      <text:list xml:id="list6147568625073010560" text:style-name="L2">
        <text:list-item>
          <text:p text:style-name="P2">El poder de las fuerzas de las armas </text:p>
        </text:list-item>
        <text:list-item>
          <text:p text:style-name="P2">Los militares estan vigirando la gente en el Estadio </text:p>
        </text:list-item>
        <text:list-item>
          <text:p text:style-name="P2">Se siente en la cara de los soldados : la importancia de su papel, de su trabajo </text:p>
        </text:list-item>
      </text:list>
      <text:p text:style-name="P1"/>
      <text:p text:style-name="P1">Relación con el otro documento <text:span text:style-name="T1">(p.111)</text:span> y con las noci<text:span text:style-name="T1">ones </text:span></text:p>
      <text:p text:style-name="P5">FP</text:p>
      <text:list xml:id="list5659724889914772234" text:style-name="L4">
        <text:list-item>
          <text:p text:style-name="P4">Tenemos un acción del poder y del gobierno </text:p>
        </text:list-item>
      </text:list>
      <text:p text:style-name="P5">MH</text:p>
      <text:list xml:id="list1014001759801814512" text:style-name="L5">
        <text:list-item>
          <text:p text:style-name="P6">Era muy difícil pensar que hubiera un estadio convertido en un centro de detención </text:p>
        </text:list-item>
        <text:list-item>
          <text:p text:style-name="P6">El estereotipo del soldado como un héroe y un salvador </text:p>
          <text:list>
            <text:list-item>
              <text:p text:style-name="P6">Pero aquí el soldado es el berdugo </text:p>
            </text:list-item>
          </text:list>
        </text:list-item>
      </text:list>
      <text:p text:style-name="P5"/>
      <text:p text:style-name="P5"/>
      <text:p text:style-name="P5">Doc A p 110 : A desalambrar </text:p>
      <text:list xml:id="list5660501908588918534" text:style-name="L6">
        <text:list-item>
          <text:p text:style-name="P8">Canción de Víctor Jara </text:p>
          <text:list>
            <text:list-item>
              <text:p text:style-name="P8">Esta muerto </text:p>
            </text:list-item>
            <text:list-item>
              <text:p text:style-name="P8">Canción : antes de la dictadura </text:p>
            </text:list-item>
            <text:list-item>
              <text:p text:style-name="P9">Fue de ezquierda </text:p>
            </text:list-item>
          </text:list>
        </text:list-item>
      </text:list>
      <text:p text:style-name="P10"/>
      <text:list xml:id="list2026423822022074819" text:style-name="L7">
        <text:list-item>
          <text:p text:style-name="P11">Se trata de la tiera y del país </text:p>
        </text:list-item>
        <text:list-item>
          <text:p text:style-name="P11">Interviene los ricos, los propietarios, los gringos, // </text:p>
          <text:p text:style-name="P11"/>
        </text:list-item>
        <text:list-item>
          <text:p text:style-name="P11">Esta canción denuncia un systema económico de dirigentes </text:p>
          <text:list>
            <text:list-header>
              <text:p text:style-name="P11">Esta canción esta comprometida </text:p>
            </text:list-header>
          </text:list>
        </text:list-item>
      </text:list>
      <text:p text:style-name="P1"/>
      <text:p text:style-name="P1"/>
      <text:p text:style-name="P1">Lexique : </text:p>
      <text:list xml:id="list3464168215574583980" text:style-name="L3">
        <text:list-item>
          <text:p text:style-name="P3">Vigirar = surveiller </text:p>
        </text:list-item>
        <text:list-item>
          <text:p text:style-name="P3">Los estereotipos </text:p>
        </text:list-item>
        <text:list-item>
          <text:p text:style-name="P3">Los clichés </text:p>
        </text:list-item>
        <text:list-item>
          <text:p text:style-name="P7">El berdugo = le bourreau </text:p>
        </text:list-item>
        <text:list-item>
          <text:p text:style-name="P7">Desalambrar <text:span text:style-name="T2">≠</text:span> Alambrar <text:span text:style-name="T3">=</text:span> cl<text:span text:style-name="T3">ô</text:span>t<text:span text:style-name="T3">u</text:span>r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11:27.153000000</meta:creation-date>
    <dc:date>2019-03-21T15:52:31.380000000</dc:date>
    <meta:editing-duration>PT2M28S</meta:editing-duration>
    <meta:editing-cycles>1</meta:editing-cycles>
    <meta:document-statistic meta:table-count="0" meta:image-count="0" meta:object-count="0" meta:page-count="1" meta:paragraph-count="27" meta:word-count="179" meta:character-count="890" meta:non-whitespace-character-count="734"/>
    <meta:generator>LibreOffice/5.1.6.2$Windows_x86 LibreOffice_project/07ac168c60a517dba0f0d7bc7540f5afa45f0909</meta:generator>
  </office:meta>
</office:document-meta>
</file>